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fo:font-variant="normal" fo:text-transform="none" fo:color="#0f0f0f" loext:opacity="100%" style:font-name="S hne" fo:font-size="12pt" fo:letter-spacing="normal" fo:font-style="normal" fo:font-weight="normal" officeooo:rsid="00122289" officeooo:paragraph-rsid="00141059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fo:font-variant="normal" fo:text-transform="none" fo:color="#0f0f0f" loext:opacity="100%" style:font-name="Times New Roman" fo:font-size="12pt" fo:letter-spacing="normal" fo:font-style="normal" fo:font-weight="normal" officeooo:rsid="00122289" officeooo:paragraph-rsid="00141059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officeooo:rsid="00122289" officeooo:paragraph-rsid="00122289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22289" officeooo:paragraph-rsid="00122289" style:font-size-asian="12pt" style:font-weight-asian="bold" style:font-size-complex="12pt" style:font-weight-complex="bold"/>
    </style:style>
    <style:style style:name="T1" style:family="text">
      <style:text-properties fo:font-size="14pt"/>
    </style:style>
    <style:style style:name="T2" style:family="text">
      <style:text-properties officeooo:rsid="00141059"/>
    </style:style>
    <style:style style:name="T3" style:family="text">
      <style:text-properties style:font-size-asian="12pt" style:font-size-complex="12pt"/>
    </style:style>
    <style:style style:name="T4" style:family="text">
      <style:text-properties officeooo:rsid="00141059" style:font-size-asian="12pt" style:font-size-complex="12pt"/>
    </style:style>
    <style:style style:name="T5" style:family="text">
      <style:text-properties style:font-name="Times New Roman" style:font-size-asian="12pt" style:font-size-complex="12pt"/>
    </style:style>
    <style:style style:name="T6" style:family="text">
      <style:text-properties style:font-name="Times New Roman" officeooo:rsid="00141059" style:font-size-asian="12pt" style:font-size-complex="12pt"/>
    </style:style>
    <style:style style:name="T7" style:family="text">
      <style:text-properties officeooo:rsid="001545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От научного сотрудника Суйеубаева Максата</text:p>
      <text:p text:style-name="P3"/>
      <text:p text:style-name="P4">Отчет</text:p>
      <text:p text:style-name="P4"/>
      <text:p text:style-name="P2">В рамках <text:span text:style-name="T7">задания</text:span> были предприняты шаги для выявления статистически значимых различий в предоставленных данных. Начальный этап работы включал подготовку и организацию наборов данных, относящихся к цели исследования и/или формулировке гипотезы. Подготовка данных касающихся Collinsella привели к нулевому результату. Ни один из выбранных образцов не содержит Collinsella, до и после применения добавок в рацион. Ссылаясь на таблицу с метаданными статистический анализ проводился между следующими группами: SMPL66_1_before vs SMPL4_1_after, SMPL76_3_before vs SMPL24_3_after, и SMPL67_4_before vs SMPL92_4_after. Терминология "before" и "after" относится соответственно к 1-му и 60-му дням приема добавок, а цифры 1, 3 и 4 коррелируют с наблюдаемыми объектами в столбце 'sample'.</text:p>
      <text:p text:style-name="P2">Первоначально был проведен тест Шапиро-Уилка для определения нормальности распределения данных. Полученные результаты указали на значительное отклонение от нормального распределения, предполагая, что данные не соответствуют предположениям о нормальности. Это наблюдение направило нас к использованию непараметрических методов для дальнейшего анализа, таких как тесты Mann-Whitney или Kruskal-Wallis.</text:p>
      <text:p text:style-name="P2">Далее был проведен статистический анализ между указанными группами. Основные выводы следующие:</text:p>
      <text:p text:style-name="P2"/>
      <text:p text:style-name="P2">SMPL66_1_before vs SMPL4_1_after: Mann-Whitney U: p-value около 0.078, что может указывать на различие между группами, но это не статистически значимо при обычном пороге 0.05. Welch's t-test: p-value примерно 0.0011, указывающее на значимое различие между группами. Kruskal-Wallis: p-value около 0.076, схоже с Mann-Whitney U, без статистической значимости. ANOVA: p-value около 0.611, не показывает значимых различий. Перестановочный тест: p-value около 0.185, не указывает на статистическую значимость. </text:p>
      <text:p text:style-name="P2"/>
      <text:p text:style-name="P2">SMPL76_3_before vs SMPL24_3_after: Все тесты невозможны, так как одна из групп содержит слишком мало значений для анализа. p-value во всех случаях не определено (NaN), кроме перестановочного теста, где p-value очень маленькое, но его нельзя считать надежным из-за малого размера выборки. </text:p>
      <text:p text:style-name="P2"/>
      <text:p text:style-name="P2">SMPL67_4_before vs SMPL92_4_after: Mann-Whitney U: p-value около 0.168, не указывает на статистическую значимость. Welch's t-test: p-value около 0.0297, что может указывать на значимое различие между группами. Kruskal-Wallis: p-value около 0.163, не показывает значимых различий. ANOVA: p-value около 0.714, также не указывает на значимые различия. Перестановочный тест: p-value около 0.195, не показывает статистической значимости. </text:p>
      <text:p text:style-name="P2"/>
      <text:p text:style-name="P1"><text:span text:style-name="T5">Результаты тестов можете посмотреть в файле saumal_before_after.txt. </text:span><text:span text:style-name="T6">Проведенные работы и дополнительные материалы представлены по следующей ссылке: </text:span><text:a xlink:type="simple" xlink:href="https://github.com/M100ika/data_analyzing_04_01_2024" text:style-name="Internet_20_link" text:visited-style-name="Visited_20_Internet_20_Link"><text:span text:style-name="T6">https://github.com/M100ika/data_analyzing_04_01_2024</text:span></text:a><text:span text:style-name="T6"> 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00:30:54.974888399</meta:creation-date>
    <dc:date>2024-01-09T01:02:07.242573497</dc:date>
    <meta:editing-duration>PT1S</meta:editing-duration>
    <meta:editing-cycles>1</meta:editing-cycles>
    <meta:document-statistic meta:table-count="0" meta:image-count="0" meta:object-count="0" meta:page-count="1" meta:paragraph-count="9" meta:word-count="336" meta:character-count="2744" meta:non-whitespace-character-count="2414"/>
    <meta:generator>LibreOffice/7.3.7.2$Linux_X86_64 LibreOffice_project/30$Build-2</meta:generator>
  </office:meta>
</office:document-meta>
</file>